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officeooo:paragraph-rsid="00184abd" style:font-size-asian="10pt" style:font-size-complex="10pt"/>
    </style:style>
    <style:style style:name="P3" style:family="paragraph" style:parent-style-name="Table_20_Contents">
      <style:text-properties fo:font-size="10pt" fo:language="en" fo:country="US" officeooo:rsid="00184abd" officeooo:paragraph-rsid="00184abd" style:font-size-asian="10pt" style:font-size-complex="10pt"/>
    </style:style>
    <style:style style:name="P4" style:family="paragraph" style:parent-style-name="Table_20_Contents">
      <style:text-properties fo:font-size="10pt" fo:language="en" fo:country="US" officeooo:rsid="00184abd" officeooo:paragraph-rsid="001931bc" style:font-size-asian="10pt" style:font-size-complex="10pt"/>
    </style:style>
    <style:style style:name="P5" style:family="paragraph" style:parent-style-name="Table_20_Contents">
      <style:text-properties fo:font-size="10pt" fo:language="en" fo:country="US" officeooo:rsid="001931bc" officeooo:paragraph-rsid="001931bc" style:font-size-asian="10pt" style:font-size-complex="10pt"/>
    </style:style>
    <style:style style:name="P6" style:family="paragraph" style:parent-style-name="Text_20_body">
      <style:text-properties fo:font-size="10pt" style:font-size-asian="10pt" style:font-size-complex="10pt"/>
    </style:style>
    <style:style style:name="P7" style:family="paragraph" style:parent-style-name="Text_20_body" style:list-style-name="L1">
      <style:text-properties fo:font-size="10pt" style:font-size-asian="10pt" style:font-size-complex="10pt"/>
    </style:style>
    <style:style style:name="P8" style:family="paragraph" style:parent-style-name="Text_20_body">
      <style:text-properties fo:font-size="10pt" officeooo:paragraph-rsid="001931bc" style:font-size-asian="10pt" style:font-size-complex="10pt"/>
    </style:style>
    <style:style style:name="P9" style:family="paragraph" style:parent-style-name="Text_20_body">
      <style:text-properties fo:font-size="10pt" fo:font-style="italic" style:font-size-asian="10pt" style:font-style-asian="italic" style:font-size-complex="10pt" style:font-style-complex="italic"/>
    </style:style>
    <style:style style:name="T1" style:family="text">
      <style:text-properties fo:language="en" fo:country="US" officeooo:rsid="00184abd"/>
    </style:style>
    <style:style style:name="T2" style:family="text">
      <style:text-properties fo:language="en" fo:country="US" officeooo:rsid="001931bc"/>
    </style:style>
    <style:style style:name="T3" style:family="text">
      <style:text-properties fo:language="en" fo:country="US" fo:font-weight="bold" officeooo:rsid="001931bc" style:font-weight-asian="bold" style:font-weight-complex="bold"/>
    </style:style>
    <style:style style:name="T4" style:family="text">
      <style:text-properties fo:language="en" fo:country="US" fo:font-weight="normal" officeooo:rsid="001931bc" style:font-weight-asian="normal" style:font-weight-complex="normal"/>
    </style:style>
    <style:style style:name="T5" style:family="text">
      <style:text-properties officeooo:rsid="001931b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P6">Macro assembler language is used to support automation of writing assembly code. The main entity of the macro assembler language is a macros.</text:p>
      <text:p text:style-name="P6">Macros consists of the macro header (.macro clause), macros body and macros tail (.mend clause). Every macros must have unique name and can contains list of optional parameters. The macros body consists of the lines, containing either assembler instruction/pseudocommand or macro assembler language instruction.</text:p>
      <text:p text:style-name="P6">The main operation of any macros is a substitution. On processing macros, macro interpreter goes line-by-line thru the macros body, and prints every non-macro instruction line into output stream. If the line contains substitution marks, every of them will be substituted with it's current content. Any macro instruction can pass control to the macros body line differ than the next one (for example, by conditional or loop operators).</text:p>
      <text:p text:style-name="P6">To speed up macro processing, all the macros will be compiled to the executable Java classes, so macro assembler is a strong<text:span text:style-name="T2">ly</text:span> typed language.</text:p>
      <text:h text:style-name="Heading_20_2" text:outline-level="2">Macro instruction set</text:h>
      <text:p text:style-name="P6">Macro instruction set contains following macro instructions:</text:p>
      <text:list xml:id="list2799853103498350587" text:style-name="L1">
        <text:list-item>
          <text:p text:style-name="P7">macros head instruction (.macro)</text:p>
        </text:list-item>
        <text:list-item>
          <text:p text:style-name="P7">local macro variable definitions (.local)</text:p>
        </text:list-item>
        <text:list-item>
          <text:p text:style-name="P7">local macro variable assignments (.set)</text:p>
        </text:list-item>
        <text:list-item>
          <text:p text:style-name="P7">conditional macro instruction (.if/.elseif/.else/.endif)</text:p>
        </text:list-item>
        <text:list-item>
          <text:p text:style-name="P7">choise macro instruction (.choise/.of/.otherwise/.endchoise)</text:p>
        </text:list-item>
        <text:list-item>
          <text:p text:style-name="P7">while loop macro instruction (.while/.endwhile)</text:p>
        </text:list-item>
        <text:list-item>
          <text:p text:style-name="P7">for loop macro instruction (.for/.endfor)</text:p>
        </text:list-item>
        <text:list-item>
          <text:p text:style-name="P7">direct control macro instruction (.exit/.break/.continue)</text:p>
        </text:list-item>
        <text:list-item>
          <text:p text:style-name="P7">diagnostics macro instruction (.error)</text:p>
        </text:list-item>
      </text:list>
      <text:h text:style-name="Heading_20_2" text:outline-level="2">Macro instruction set details</text:h>
      <text:p text:style-name="P6">To use in the longer description, lets define some meta-symbols:</text:p>
      <text:p text:style-name="P6">&lt;name&gt;::=&lt;letter&gt;[&lt;name_tail&gt;]</text:p>
      <text:p text:style-name="P6">&lt;name_tail&gt;::={&lt;letter&gt;|&lt;digit&gt;|'_'}&lt;name_tail&gt;</text:p>
      <text:p text:style-name="P6">&lt;letter&gt;::={<text:span text:style-name="T6">a</text:span>..<text:span text:style-name="T6">z</text:span>|<text:span text:style-name="T6">A</text:span>..<text:span text:style-name="T6">Z</text:span>}</text:p>
      <text:p text:style-name="P6">&lt;digit&gt;::=<text:span text:style-name="T6">0</text:span>..<text:span text:style-name="T6">9</text:span></text:p>
      <text:p text:style-name="P6">&lt;initial_value&gt;::={&lt;int_constant&gt;|&lt;real_constant&gt;|&lt;string_constant&gt;|&lt;bool_constant&gt;}</text:p>
      <text:p text:style-name="P6">&lt;type&gt;::={<text:span text:style-name="T6">int</text:span>|<text:span text:style-name="T6">real</text:span>|<text:span text:style-name="T6">str</text:span>|<text:span text:style-name="T6">bool</text:span>}</text:p>
      <text:p text:style-name="P6">&lt;int_constant&gt;::=&lt;digit&gt;&lt;int_constant&gt;</text:p>
      <text:p text:style-name="P6">&lt;real_constant&gt;::=&lt;int_constant&gt;[<text:span text:style-name="T6">.</text:span>&lt;int_constant&gt;][{<text:span text:style-name="T6">e</text:span>|<text:span text:style-name="T6">E</text:span>}[&lt;sign&gt;]&lt;int_constant&gt;]</text:p>
      <text:p text:style-name="P6">&lt;sign&gt;::={<text:span text:style-name="T6">+</text:span>|<text:span text:style-name="T6">-</text:span>}</text:p>
      <text:p text:style-name="P6">&lt;string_constant&gt;::= <text:span text:style-name="T6">«</text:span>[&lt;any_char_except_nl&gt;...]<text:span text:style-name="T6">»</text:span></text:p>
      <text:p text:style-name="P6"><text:soft-page-break/>&lt;bool_constant&gt;::={<text:span text:style-name="T3">f</text:span><text:span text:style-name="T6">alse</text:span>|<text:span text:style-name="T6">true</text:span>}</text:p>
      <text:p text:style-name="P6">&lt;nl&gt;::='\n';</text:p>
      <text:p text:style-name="P6">&lt;any_content&gt;::=&lt;any_line_content&gt;[&lt;nl&gt;&lt;any_line_content&gt;]...</text:p>
      <text:p text:style-name="P6">&lt;any_line_content&gt;::={&lt;macro_instruction&gt;|&lt;any_char_except_nl&gt;...}</text:p>
      <text:h text:style-name="Heading_20_3" text:outline-level="3">.macro instruction</text:h>
      <text:p text:style-name="P9">Format:</text:p>
      <text:p text:style-name="P8">&lt;name&gt; <text:span text:style-name="T6">.macro</text:span> [&lt;positional_parameters&gt;][&lt;key_parameters&gt;]<text:span text:style-name="T2">&lt;nl&gt;</text:span></text:p>
      <text:p text:style-name="P6">&lt;positional_parameters&gt;::=&lt;positional_parameter&gt;[<text:span text:style-name="T6">,</text:span>&lt;positional_parameters&gt;]</text:p>
      <text:p text:style-name="P6">&lt;key_parameters&gt;::=&lt;key_parameter&gt;[<text:span text:style-name="T6">,</text:span>&lt;key_parameters&gt;]</text:p>
      <text:p text:style-name="P6">&lt;positional_parameter&gt;::=&lt;name&gt;<text:span text:style-name="T6">:</text:span>&lt;type&gt;</text:p>
      <text:p text:style-name="P6">&lt;key_parameter&gt;::=&lt;name&gt;<text:span text:style-name="T6">:</text:span>&lt;type&gt;<text:span text:style-name="T6">=</text:span>[&lt;initial_value&gt;]</text:p>
      <text:p text:style-name="P6">&lt;name&gt;::=&lt;letter&gt;[&lt;tail&gt;]</text:p>
      <text:p text:style-name="P6"><text:span text:style-name="T7">Description:</text:span> .macro instruction always is the same first instruction in the macros. It defines name of the macros and additional parameters to use with the macros. To call macros, simply type it name on the separate line in the assembler text, for example:</text:p>
      <text:p text:style-name="P6"/>
      <text:p text:style-name="P6">callMyMacro<text:tab/><text:span text:style-name="T6">.macro</text:span><text:tab/>first<text:span text:style-name="T6">:str</text:span>,second<text:span text:style-name="T6">:int</text:span>,third<text:span text:style-name="T6">:real</text:span>,key1<text:span text:style-name="T6">:str=</text:span>,key2<text:span text:style-name="T6">:bool=</text:span><text:tab/></text:p>
      <text:p text:style-name="P6"><text:tab/>.<text:tab/>.<text:tab/>.</text:p>
      <text:p text:style-name="P6"><text:tab/>callMyMacro<text:tab/><text:tab/>"value",100,key2=false</text:p>
      <text:p text:style-name="P6"/>
      <text:p text:style-name="P6">On this call, positional parameter 'first' will be initiated with "value" string, positional parameter 'second' will be initiated with 100, positional parameter 'third' remains unassigned, key parameter 'key1' remains unassigned and key parameter 'key2' will be initiated with false. Positional parameters always have a fixed order in the macro call, key parameters can be used in any order after all the positional parameters you wish to type.</text:p>
      <text:h text:style-name="Heading_20_3" text:outline-level="3">.mend instruction</text:h>
      <text:p text:style-name="P9">Format:</text:p>
      <text:p text:style-name="P8"><text:tab/><text:span text:style-name="T6">.mend</text:span><text:span text:style-name="T4">&lt;nl&gt;</text:span></text:p>
      <text:p text:style-name="P6"><text:span text:style-name="T7">Description:</text:span> .mend instruction always is the same last instruction in the macros.</text:p>
      <text:h text:style-name="Heading_20_3" text:outline-level="3">.local instruction</text:h>
      <text:p text:style-name="P9">Format:</text:p>
      <text:p text:style-name="P8">&lt;name&gt;<text:tab/><text:span text:style-name="T6">.local</text:span><text:tab/>&lt;type&gt;[<text:span text:style-name="T6">=</text:span>&lt;initial_value&gt;]<text:span text:style-name="T2">&lt;nl&gt;</text:span></text:p>
      <text:p text:style-name="P6"><text:span text:style-name="T7">Description:</text:span> .local instruction defines local macro variable to use inside macros (for example, to calculate any expressions). Every line defines exactly one local variable. Local variable name must be unique inside the given macros.</text:p>
      <text:h text:style-name="Heading_20_3" text:outline-level="3">.set instruction</text:h>
      <text:p text:style-name="P9">Format:</text:p>
      <text:p text:style-name="P8"><text:soft-page-break/>&lt;name&gt;<text:tab/><text:span text:style-name="T6">.set</text:span><text:tab/>&lt;expression&gt;<text:span text:style-name="T2">&lt;nl&gt;</text:span></text:p>
      <text:p text:style-name="P6">&lt;expression&gt;::=&lt;and&gt;[&lt;or_operation&gt;&lt;and&gt;]...</text:p>
      <text:p text:style-name="P6">&lt;or_operation&gt;::=<text:span text:style-name="T6">||</text:span></text:p>
      <text:p text:style-name="P6">&lt;and&gt;::=&lt;not&gt;[&lt;and_operation&gt;&lt;not&gt;]...</text:p>
      <text:p text:style-name="P6">&lt;and_operation&gt;::=<text:span text:style-name="T6">&amp;&amp;</text:span></text:p>
      <text:p text:style-name="P8">&lt;not&gt;::=<text:span text:style-name="T2">{</text:span><text:span text:style-name="T6">!</text:span>&lt;item&gt;<text:span text:style-name="T2">|&lt;item&gt;</text:span>[&lt;comparison_operation&gt;&lt;item&gt;]<text:span text:style-name="T2">}</text:span></text:p>
      <text:p text:style-name="P6">&lt;comparison_operation&gt;::={<text:span text:style-name="T6">&gt;</text:span>|<text:span text:style-name="T6">&gt;=</text:span>|<text:span text:style-name="T6">&lt;</text:span>|<text:span text:style-name="T6">&lt;=</text:span>|<text:span text:style-name="T6">==</text:span>|<text:span text:style-name="T6">!=</text:span>|}</text:p>
      <text:p text:style-name="P6">&lt;item&gt;::=&lt;addition&gt;[&lt;cat_operation&gt;&lt;addition&gt;]...</text:p>
      <text:p text:style-name="P6">&lt;cat_operation&gt;::=<text:span text:style-name="T6">|</text:span>;</text:p>
      <text:p text:style-name="P6">&lt;addition&gt;::=&lt;multiplier&gt;[&lt;add_operation&gt;&lt;multiplier&gt;]...</text:p>
      <text:p text:style-name="P6">&lt;add_operation&gt;::={<text:span text:style-name="T6">+</text:span>|<text:span text:style-name="T6">-</text:span>}</text:p>
      <text:p text:style-name="P6">&lt;multiplier&gt;::=&lt;negation&gt;[&lt;mul_operation&gt;&lt;negation&gt;]...</text:p>
      <text:p text:style-name="P8">&lt;mul_operation&gt;::={<text:span text:style-name="T6">*</text:span>|<text:span text:style-name="T6">/</text:span>|<text:span text:style-name="T6">%</text:span>}</text:p>
      <text:p text:style-name="P6">&lt;negation&gt;::=[&lt;sign&gt;]&lt;term&gt;</text:p>
      <text:p text:style-name="P6">&lt;term&gt;::={&lt;int_constant&gt;|&lt;real_constant&gt;|&lt;string_constant&gt;|&lt;bool_constant&gt;|&lt;local_variable&gt;|&lt;parameter&gt;|&lt;builtin_name&gt;|&lt;builtin_function&gt;|<text:span text:style-name="T6">(</text:span>&lt;expression&gt;<text:span text:style-name="T6">)</text:span>}</text:p>
      <text:p text:style-name="P6">&lt;local_variable&gt;::=&lt;name&gt;</text:p>
      <text:p text:style-name="P6">&lt;parameter&gt;::=&lt;name&gt;</text:p>
      <text:p text:style-name="P6">&lt;builtin_name&gt;::={'aa'|'aa'}</text:p>
      <text:p text:style-name="P6">&lt;builtin_function&gt;::={&lt;builtin_&gt;|}</text:p>
      <text:p text:style-name="P6">&lt;builtin_&gt;::='''('&lt;expression&gt;')'</text:p>
      <text:p text:style-name="P6"><text:span text:style-name="T7">Description:</text:span> .set instruction calculates expression from right part of the instruction ans assigns it to the local macro variable from left part of the instruction. Note that using of unassigned parameter(s) or local macro variable(s) inside the expression throws exception on the runtime. To avoid the problem, use builtin function '' to check the parameters or local macro variable was assigned. Macro compiler tries to define type of expression result from types of it's operands, but sometimes can't do it. You must use explicitly conversion in these cases (built-in functions '', '', '', '').</text:p>
      <text:h text:style-name="Heading_20_3" text:outline-level="3">Conditional instruction</text:h>
      <text:p text:style-name="P9">Format:</text:p>
      <text:p text:style-name="P6">&lt;conditional_instruction&gt;::=<text:span text:style-name="T6">.if (</text:span>&lt;expression&gt;<text:span text:style-name="T6">)</text:span>&lt;nl&gt;&lt;any_content&gt;[<text:span text:style-name="T6">elseif (</text:span>&lt;expression&gt;<text:span text:style-name="T3">)</text:span>&lt;nl&gt;&lt;any_content&gt;]...[<text:span text:style-name="T6">else</text:span>&lt;nl&gt;&lt;any_content&gt;]<text:span text:style-name="T6">.endif</text:span>&lt;nl&gt;</text:p>
      <text:p text:style-name="P6"><text:span text:style-name="T7">Description: </text:span>conditional instruction is an usual if-statement inside the macros body. Every clause in the conditional instruction must be placed to the separate lines. If conditional expression is true, all content after it inserts into output stream else all the content will be skipped. It's behavior is similar to #ifdef preprocessor instruction in the C/C++ language.</text:p>
      <text:h text:style-name="Heading_20_3" text:outline-level="3">Choise instruction</text:h>
      <text:p text:style-name="P9">Format:</text:p>
      <text:p text:style-name="P6"><text:soft-page-break/>&lt;choise_instruction&gt;::=<text:span text:style-name="T6">.choise</text:span>&lt;nl&gt;<text:span text:style-name="T6">.of.</text:span>&lt;expression&gt;&lt;nl&gt;&lt;any_content&gt;[<text:span text:style-name="T6">.of</text:span>&lt;expression&gt;&lt;any_content&gt;&lt;nl&gt;]...[<text:span text:style-name="T6">.otherwise</text:span>&lt;nl&gt;&lt;any_content&gt;]<text:span text:style-name="T6">.endchoise</text:span>&lt;nl&gt;</text:p>
      <text:p text:style-name="P6"><text:span text:style-name="T7">Description: </text:span>choise instruction is an alternative form of the conditional instruction</text:p>
      <text:h text:style-name="Heading_20_3" text:outline-level="3">While loop macro instruction</text:h>
      <text:p text:style-name="P9">Format:</text:p>
      <text:p text:style-name="P6">&lt;while_loop&gt;::=.<text:span text:style-name="T6">while (</text:span>&lt;expression&gt;<text:span text:style-name="T6">)</text:span>&lt;nl&gt;&lt;any_content&gt;<text:span text:style-name="T6">.endwhile</text:span>&lt;nl&gt;</text:p>
      <text:p text:style-name="P6"><text:span text:style-name="T7">Description: </text:span>while loop instruction repeats processing of it's body while expression of the loop is true.</text:p>
      <text:h text:style-name="Heading_20_3" text:outline-level="3">For loop macro instruction</text:h>
      <text:p text:style-name="P9">Format:</text:p>
      <text:p text:style-name="P6">&lt;for_loop&gt;::=<text:span text:style-name="T6">.for</text:span>&lt;local_variable&gt;<text:span text:style-name="T6">=</text:span>&lt;expression&gt;<text:span text:style-name="T6">to</text:span>&lt;expression&gt;[<text:span text:style-name="T6">step</text:span>&lt;expression&gt;]&lt;nl&gt;&lt;any_content&gt;<text:span text:style-name="T6">.endfor</text:span>&lt;nl&gt;</text:p>
      <text:p text:style-name="P6"><text:span text:style-name="T7">Description: </text:span>for loop instruction repeats processing of it's body from initial value of the local variable to the terminal value of the local variable. Local variable must be described earlier by the '.local' macro instruction.</text:p>
      <text:h text:style-name="Heading_20_3" text:outline-level="3">Direct control macro instructions</text:h>
      <text:p text:style-name="P9">Format:</text:p>
      <text:p text:style-name="P6">&lt;direct_control&gt;::={<text:span text:style-name="T6">.exit</text:span>|<text:span text:style-name="T6">.break</text:span>|<text:span text:style-name="T6">.continue</text:span>|}<text:span text:style-name="T2">&lt;nl&gt;</text:span></text:p>
      <text:p text:style-name="P6"><text:span text:style-name="T7">Description:</text:span> All the instructions have a traditional behavior (return, break and continue in the <text:span text:style-name="T2">C</text:span>/<text:span text:style-name="T2">C++</text:span> language)</text:p>
      <text:h text:style-name="Heading_20_3" text:outline-level="3">.error macro instruction</text:h>
      <text:p text:style-name="P9">Format:</text:p>
      <text:p text:style-name="P6">&lt;error_instruction&gt;::=<text:span text:style-name="T6">.error</text:span>&lt;expression&gt;<text:span text:style-name="T2">&lt;nl&gt;</text:span></text:p>
      <text:p text:style-name="P6"><text:span text:style-name="T7">Description:</text:span> .error instruction terminates execution of the macros and throws exception with the given message (&lt;expression&gt; value)</text:p>
      <text:h text:style-name="Heading_20_3" text:outline-level="3">Built-in variables and functions</text:h>
      <text:p text:style-name="P6">A set if the built-in variables and functions includes:</text:p>
      <table:table table:name="Table2" table:style-name="Table2">
        <table:table-column table:style-name="Table2.A" table:number-columns-repeated="2"/>
        <table:table-row>
          <table:table-cell table:style-name="Table2.A1" office:value-type="string">
            <text:p text:style-name="P1"/>
          </table:table-cell>
          <table:table-cell table:style-name="Table2.B1" office:value-type="string">
            <text:p text:style-name="P1"/>
          </table:table-cell>
        </table:table-row>
        <table:table-row>
          <table:table-cell table:style-name="Table2.A2" office:value-type="string">
            <text:p text:style-name="P1"/>
          </table:table-cell>
          <table:table-cell table:style-name="Table2.B2" office:value-type="string">
            <text:p text:style-name="P1"/>
          </table:table-cell>
        </table:table-row>
      </table:table>
      <text:h text:style-name="Heading_20_2" text:outline-level="2">Examples of using macros</text:h>
      <table:table table:name="Table1" table:style-name="Table1">
        <table:table-column table:style-name="Table1.A" table:number-columns-repeated="3"/>
        <table:table-row>
          <table:table-cell table:style-name="Table1.A1" office:value-type="string">
            <text:p text:style-name="P3">Macros text</text:p>
          </table:table-cell>
          <table:table-cell table:style-name="Table1.A1" office:value-type="string">
            <text:p text:style-name="P3">Usage</text:p>
          </table:table-cell>
          <table:table-cell table:style-name="Table1.C1" office:value-type="string">
            <text:p text:style-name="P3">Produces</text:p>
          </table:table-cell>
        </table:table-row>
        <table:table-row>
          <table:table-cell table:style-name="Table1.A2" office:value-type="string">
            <text:p text:style-name="P3">MyMacro .macro</text:p>
            <text:p text:style-name="P3"><text:s text:c="18"/>nop</text:p>
            <text:p text:style-name="P3"><text:s text:c="17"/>.mend</text:p>
          </table:table-cell>
          <table:table-cell table:style-name="Table1.A2" office:value-type="string">
            <text:p text:style-name="P1">. . .</text:p>
            <text:p text:style-name="P3"><text:s text:c="6"/>MyMacro</text:p>
            <text:p text:style-name="P3">. . .</text:p>
          </table:table-cell>
          <table:table-cell table:style-name="Table1.C2" office:value-type="string">
            <text:p text:style-name="P1">. . .</text:p>
            <text:p text:style-name="P3">nop</text:p>
            <text:p text:style-name="P3">. . .</text:p>
          </table:table-cell>
        </table:table-row>
        <table:table-row>
          <table:table-cell table:style-name="Table1.A2" office:value-type="string">
            <text:p text:style-name="P3">MyMacro .macro <text:s/>p1:str,p2:int</text:p>
            <text:p text:style-name="P3">label&amp;p2: ldc <text:s text:c="6"/>“&amp;p1” <text:s/></text:p>
            <text:p text:style-name="P3"><text:s text:c="17"/>.mend</text:p>
          </table:table-cell>
          <table:table-cell table:style-name="Table1.A2" office:value-type="string">
            <text:p text:style-name="P1">. . .</text:p>
            <text:p text:style-name="P3"><text:s text:c="6"/>MyMacro “assa”,10</text:p>
            <text:p text:style-name="P3">. . .</text:p>
          </table:table-cell>
          <table:table-cell table:style-name="Table1.C2" office:value-type="string">
            <text:p text:style-name="P1">. . .</text:p>
            <text:p text:style-name="P3">label10: ldc <text:s/>“assa”</text:p>
            <text:p text:style-name="P3">. . .</text:p>
          </table:table-cell>
        </table:table-row>
        <table:table-row>
          <table:table-cell table:style-name="Table1.A2" office:value-type="string">
            <text:p text:style-name="P3">MyMacro .macro <text:s/>p1:str,p2:int=</text:p>
            <text:p text:style-name="P3">label&amp;p2: ldc <text:s text:c="6"/>“&amp;p1” <text:s/></text:p>
            <text:p text:style-name="P3"><text:s text:c="17"/>.mend</text:p>
          </table:table-cell>
          <table:table-cell table:style-name="Table1.A2" office:value-type="string">
            <text:p text:style-name="P1">. . .</text:p>
            <text:p text:style-name="P3"><text:s text:c="6"/>MyMacro “assa”,p2=10</text:p>
            <text:p text:style-name="P3">. . .</text:p>
          </table:table-cell>
          <table:table-cell table:style-name="Table1.C2" office:value-type="string">
            <text:p text:style-name="P2">. . .</text:p>
            <text:p text:style-name="P3">label10: ldc <text:s/>“assa”</text:p>
            <text:p text:style-name="P3">. . .</text:p>
          </table:table-cell>
        </table:table-row>
        <table:table-row>
          <table:table-cell table:style-name="Table1.A2" office:value-type="string">
            <text:p text:style-name="P3">MyMacro .macro <text:s/>p1:str=,p2:int=10</text:p>
            <text:p text:style-name="P3"><text:soft-page-break/>label&amp;p2: ldc <text:s text:c="6"/>“&amp;p1” <text:s/></text:p>
            <text:p text:style-name="P3"><text:s text:c="17"/>.mend</text:p>
          </table:table-cell>
          <table:table-cell table:style-name="Table1.A2" office:value-type="string">
            <text:p text:style-name="P2">. . .</text:p>
            <text:p text:style-name="P3"><text:soft-page-break/><text:s text:c="6"/>MyMacro p1=“assa”</text:p>
            <text:p text:style-name="P3">. . .</text:p>
          </table:table-cell>
          <table:table-cell table:style-name="Table1.C2" office:value-type="string">
            <text:p text:style-name="P2">. . .</text:p>
            <text:p text:style-name="P3"><text:soft-page-break/>label10: ldc <text:s/>“assa”</text:p>
            <text:p text:style-name="P3">. . .</text:p>
          </table:table-cell>
        </table:table-row>
        <table:table-row>
          <table:table-cell table:style-name="Table1.A2" office:value-type="string">
            <text:p text:style-name="P3">MyMacro .macro <text:s/>p1:str=,p2:int=</text:p>
            <text:p text:style-name="P3">label&amp;p2: ldc <text:s text:c="6"/>“&amp;p1” <text:s/></text:p>
            <text:p text:style-name="P3"><text:s text:c="17"/>.mend</text:p>
          </table:table-cell>
          <table:table-cell table:style-name="Table1.A2" office:value-type="string">
            <text:p text:style-name="P2">. . .</text:p>
            <text:p text:style-name="P3"><text:s text:c="6"/>MyMacro p2=10,p1=“assa”</text:p>
            <text:p text:style-name="P3">. . .</text:p>
          </table:table-cell>
          <table:table-cell table:style-name="Table1.C2" office:value-type="string">
            <text:p text:style-name="P2">. . .</text:p>
            <text:p text:style-name="P3">label10: ldc <text:s/>“assa”</text:p>
            <text:p text:style-name="P3">. . .</text:p>
          </table:table-cell>
        </table:table-row>
        <table:table-row>
          <table:table-cell table:style-name="Table1.A2" office:value-type="string">
            <text:p text:style-name="P3">MyMacro .macro p1:bool</text:p>
            <text:p text:style-name="P3"><text:s text:c="17"/>.if <text:s/>(p1)</text:p>
            <text:p text:style-name="P3">label1: <text:s text:c="5"/>nop</text:p>
            <text:p text:style-name="P3"><text:s text:c="17"/>.else</text:p>
            <text:p text:style-name="P3">label2: <text:s text:c="5"/>nop</text:p>
            <text:p text:style-name="P3"><text:s text:c="17"/>.endif</text:p>
            <text:p text:style-name="P3"><text:s text:c="17"/>.mend</text:p>
          </table:table-cell>
          <table:table-cell table:style-name="Table1.A2" office:value-type="string">
            <text:p text:style-name="P2">. . .</text:p>
            <text:p text:style-name="P3"><text:s text:c="6"/>MyMacro <text:span text:style-name="T5">false</text:span></text:p>
            <text:p text:style-name="P3">. . .</text:p>
            <text:p text:style-name="P3"><text:s text:c="6"/>MyMacro true</text:p>
            <text:p text:style-name="P3">. . .</text:p>
          </table:table-cell>
          <table:table-cell table:style-name="Table1.C2" office:value-type="string">
            <text:p text:style-name="P2">. . .</text:p>
            <text:p text:style-name="P3">label2: <text:s text:c="2"/>nop</text:p>
            <text:p text:style-name="P2">. . .</text:p>
            <text:p text:style-name="P3">label1: <text:s text:c="2"/>nop</text:p>
            <text:p text:style-name="P2">. . .</text:p>
          </table:table-cell>
        </table:table-row>
        <table:table-row>
          <table:table-cell table:style-name="Table1.A2" office:value-type="string">
            <text:p text:style-name="P3">MyMacro <text:s/>.macro <text:s text:c="2"/>count:int=1</text:p>
            <text:p text:style-name="P3">index <text:s text:c="8"/>.local <text:s text:c="3"/>int</text:p>
            <text:p text:style-name="P3"><text:s text:c="18"/>.for index=1 to count</text:p>
            <text:p text:style-name="P3"><text:s text:c="18"/>ldc <text:s text:c="6"/>&amp;index</text:p>
            <text:p text:style-name="P3"><text:s text:c="18"/>.endfor</text:p>
            <text:p text:style-name="P3"><text:s text:c="17"/>.mend</text:p>
          </table:table-cell>
          <table:table-cell table:style-name="Table1.A2" office:value-type="string">
            <text:p text:style-name="P3">. . .</text:p>
            <text:p text:style-name="P3"><text:s text:c="6"/>MyMacro count=3</text:p>
            <text:p text:style-name="P3">. . .</text:p>
          </table:table-cell>
          <table:table-cell table:style-name="Table1.C2" office:value-type="string">
            <text:p text:style-name="P2">. . .</text:p>
            <text:p text:style-name="P2"><text:s text:c="3"/><text:span text:style-name="T1">ldc 1</text:span></text:p>
            <text:p text:style-name="P2"><text:span text:style-name="T1"><text:s text:c="3"/>ldc 2</text:span></text:p>
            <text:p text:style-name="P2"><text:span text:style-name="T1"><text:s text:c="3"/>ldc 3</text:span></text:p>
            <text:p text:style-name="P2"><text:span text:style-name="T1">. . .</text:span></text:p>
          </table:table-cell>
        </table:table-row>
        <table:table-row>
          <table:table-cell table:style-name="Table1.A2" office:value-type="string">
            <text:p text:style-name="P5">MyMacro <text:s text:c="2"/>.macro <text:s text:c="2"/>p1:str,p2:str,p3:str</text:p>
            <text:p text:style-name="P5">&amp;p1&amp;p2.label: &amp;p3 &amp;p1..&amp;p2</text:p>
          </table:table-cell>
          <table:table-cell table:style-name="Table1.A2" office:value-type="string">
            <text:p text:style-name="P4">. . .</text:p>
            <text:p text:style-name="P4"><text:s text:c="6"/>MyMacro “<text:span text:style-name="T5">A”,”B”,”ldc”</text:span></text:p>
            <text:p text:style-name="P4">. . .</text:p>
          </table:table-cell>
          <table:table-cell table:style-name="Table1.C2" office:value-type="string">
            <text:p text:style-name="P2">. . .</text:p>
            <text:p text:style-name="P5">Ablabel ldc A.B</text:p>
            <text:p text:style-name="P2">. .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4:35:27.365000000</meta:creation-date>
    <dc:date>2018-11-16T15:12:32.380000000</dc:date>
    <meta:editing-duration>PT4S</meta:editing-duration>
    <meta:editing-cycles>1</meta:editing-cycles>
    <meta:document-statistic meta:table-count="2" meta:image-count="0" meta:object-count="0" meta:page-count="5" meta:paragraph-count="190" meta:word-count="968" meta:character-count="8366" meta:non-whitespace-character-count="7208"/>
    <meta:generator>LibreOffice/5.2.3.3$Windows_x86 LibreOffice_project/d54a8868f08a7b39642414cf2c8ef2f228f780cf</meta:generator>
  </office:meta>
</office:document-meta>
</file>